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075424" officeooo:paragraph-rsid="00075424"/>
    </style:style>
    <style:style style:name="P2" style:family="paragraph" style:parent-style-name="Standard">
      <style:paragraph-properties fo:text-align="end" style:justify-single-word="false"/>
      <style:text-properties fo:language="fr" fo:country="FR" officeooo:rsid="00075424" officeooo:paragraph-rsid="00075424"/>
    </style:style>
    <style:style style:name="P3" style:family="paragraph" style:parent-style-name="Standard">
      <style:paragraph-properties fo:text-align="justify" style:justify-single-word="false"/>
      <style:text-properties fo:language="fr" fo:country="FR" officeooo:rsid="000e4b85" officeooo:paragraph-rsid="001d5952"/>
    </style:style>
    <style:style style:name="P4" style:family="paragraph" style:parent-style-name="Standard">
      <style:paragraph-properties fo:text-align="justify" style:justify-single-word="false"/>
      <style:text-properties fo:language="fr" fo:country="FR" officeooo:rsid="000e4b85" officeooo:paragraph-rsid="000e4b85"/>
    </style:style>
    <style:style style:name="P5" style:family="paragraph" style:parent-style-name="Standard">
      <style:paragraph-properties fo:text-align="justify" style:justify-single-word="false"/>
      <style:text-properties fo:language="fr" fo:country="FR" officeooo:rsid="000e4b85" officeooo:paragraph-rsid="00460158"/>
    </style:style>
    <style:style style:name="P6" style:family="paragraph" style:parent-style-name="Standard">
      <style:paragraph-properties fo:text-align="justify" style:justify-single-word="false"/>
      <style:text-properties fo:language="fr" fo:country="FR" officeooo:rsid="001e45a6" officeooo:paragraph-rsid="001e45a6"/>
    </style:style>
    <style:style style:name="P7" style:family="paragraph" style:parent-style-name="Standard">
      <style:paragraph-properties fo:text-align="justify" style:justify-single-word="false"/>
      <style:text-properties fo:language="fr" fo:country="FR" officeooo:rsid="001f5ab7" officeooo:paragraph-rsid="001f5ab7"/>
    </style:style>
    <style:style style:name="P8" style:family="paragraph" style:parent-style-name="Standard">
      <style:paragraph-properties fo:text-align="justify" style:justify-single-word="false"/>
      <style:text-properties fo:language="fr" fo:country="FR" officeooo:rsid="001f5ab7" officeooo:paragraph-rsid="001e45a6"/>
    </style:style>
    <style:style style:name="P9" style:family="paragraph" style:parent-style-name="Standard">
      <style:paragraph-properties fo:text-align="justify" style:justify-single-word="false"/>
      <style:text-properties fo:language="fr" fo:country="FR" officeooo:paragraph-rsid="00630307"/>
    </style:style>
    <style:style style:name="P10" style:family="paragraph" style:parent-style-name="Standard">
      <style:paragraph-properties fo:text-align="justify" style:justify-single-word="false"/>
      <style:text-properties fo:language="fr" fo:country="FR" officeooo:paragraph-rsid="0069dc70"/>
    </style:style>
    <style:style style:name="P11" style:family="paragraph" style:parent-style-name="Standard">
      <style:paragraph-properties fo:text-align="justify" style:justify-single-word="false"/>
      <style:text-properties fo:language="fr" fo:country="FR" officeooo:paragraph-rsid="006a8414"/>
    </style:style>
    <style:style style:name="P12" style:family="paragraph" style:parent-style-name="Standard">
      <style:paragraph-properties fo:text-align="justify" style:justify-single-word="false"/>
      <style:text-properties fo:language="fr" fo:country="FR" officeooo:paragraph-rsid="006ad3ca"/>
    </style:style>
    <style:style style:name="P13" style:family="paragraph" style:parent-style-name="Standard">
      <style:paragraph-properties fo:text-align="justify" style:justify-single-word="false"/>
      <style:text-properties fo:language="fr" fo:country="FR" officeooo:paragraph-rsid="0022906d"/>
    </style:style>
    <style:style style:name="P14" style:family="paragraph" style:parent-style-name="Standard">
      <style:paragraph-properties fo:text-align="justify" style:justify-single-word="false"/>
      <style:text-properties fo:language="fr" fo:country="FR" officeooo:paragraph-rsid="009ad6ff"/>
    </style:style>
    <style:style style:name="P15" style:family="paragraph" style:parent-style-name="Standard">
      <style:paragraph-properties fo:text-align="justify" style:justify-single-word="false"/>
      <style:text-properties fo:language="fr" fo:country="FR" officeooo:paragraph-rsid="00aa926d"/>
    </style:style>
    <style:style style:name="P16" style:family="paragraph" style:parent-style-name="Standard">
      <style:paragraph-properties fo:text-align="justify" style:justify-single-word="false"/>
      <style:text-properties fo:language="fr" fo:country="FR" officeooo:rsid="0022906d" officeooo:paragraph-rsid="0022906d"/>
    </style:style>
    <style:style style:name="P17" style:family="paragraph" style:parent-style-name="Standard">
      <style:paragraph-properties fo:text-align="justify" style:justify-single-word="false"/>
      <style:text-properties fo:language="fr" fo:country="FR" officeooo:rsid="0026ada0" officeooo:paragraph-rsid="0034fed9"/>
    </style:style>
    <style:style style:name="P18" style:family="paragraph" style:parent-style-name="Standard">
      <style:paragraph-properties fo:text-align="justify" style:justify-single-word="false"/>
      <style:text-properties fo:language="fr" fo:country="FR" officeooo:rsid="0026ada0" officeooo:paragraph-rsid="0037c9dd"/>
    </style:style>
    <style:style style:name="P19" style:family="paragraph" style:parent-style-name="Standard">
      <style:paragraph-properties fo:text-align="justify" style:justify-single-word="false"/>
      <style:text-properties fo:language="fr" fo:country="FR" officeooo:rsid="0026ada0" officeooo:paragraph-rsid="009ad6ff"/>
    </style:style>
    <style:style style:name="P20" style:family="paragraph" style:parent-style-name="Standard">
      <style:paragraph-properties fo:text-align="justify" style:justify-single-word="false"/>
      <style:text-properties fo:language="fr" fo:country="FR" officeooo:rsid="00304863" officeooo:paragraph-rsid="002a7c90"/>
    </style:style>
    <style:style style:name="P21" style:family="paragraph" style:parent-style-name="Standard">
      <style:paragraph-properties fo:text-align="justify" style:justify-single-word="false"/>
      <style:text-properties fo:language="fr" fo:country="FR" officeooo:rsid="0032e18b" officeooo:paragraph-rsid="0032e18b"/>
    </style:style>
    <style:style style:name="P22" style:family="paragraph" style:parent-style-name="Standard">
      <style:paragraph-properties fo:text-align="start" style:justify-single-word="false"/>
      <style:text-properties fo:language="fr" fo:country="FR" officeooo:paragraph-rsid="000e81c9"/>
    </style:style>
    <style:style style:name="P23" style:family="paragraph" style:parent-style-name="Standard">
      <style:paragraph-properties fo:text-align="justify" style:justify-single-word="false"/>
      <style:text-properties fo:language="fr" fo:country="FR" officeooo:rsid="0036fae3" officeooo:paragraph-rsid="0037c9dd"/>
    </style:style>
    <style:style style:name="P24" style:family="paragraph" style:parent-style-name="Standard">
      <style:paragraph-properties fo:text-align="justify" style:justify-single-word="false"/>
      <style:text-properties fo:language="fr" fo:country="FR" officeooo:rsid="003d26a9" officeooo:paragraph-rsid="003d26a9"/>
    </style:style>
    <style:style style:name="P25" style:family="paragraph" style:parent-style-name="Standard">
      <style:paragraph-properties fo:text-align="justify" style:justify-single-word="false"/>
      <style:text-properties fo:language="fr" fo:country="FR" officeooo:rsid="003d26a9" officeooo:paragraph-rsid="004fa802"/>
    </style:style>
    <style:style style:name="P26" style:family="paragraph" style:parent-style-name="Standard">
      <style:paragraph-properties fo:text-align="justify" style:justify-single-word="false"/>
      <style:text-properties fo:language="fr" fo:country="FR" officeooo:rsid="003e9a6d" officeooo:paragraph-rsid="003e9a6d"/>
    </style:style>
    <style:style style:name="P27" style:family="paragraph" style:parent-style-name="Standard">
      <style:paragraph-properties fo:text-align="justify" style:justify-single-word="false"/>
      <style:text-properties fo:language="fr" fo:country="FR" officeooo:rsid="00630307" officeooo:paragraph-rsid="00630307"/>
    </style:style>
    <style:style style:name="P28" style:family="paragraph" style:parent-style-name="Standard">
      <style:paragraph-properties fo:text-align="justify" style:justify-single-word="false"/>
      <style:text-properties fo:language="fr" fo:country="FR" officeooo:rsid="006ad3ca" officeooo:paragraph-rsid="006ad3ca"/>
    </style:style>
    <style:style style:name="P29" style:family="paragraph" style:parent-style-name="Standard">
      <style:paragraph-properties fo:text-align="justify" style:justify-single-word="false"/>
      <style:text-properties fo:language="fr" fo:country="FR" officeooo:rsid="006d55ab" officeooo:paragraph-rsid="006e0c68"/>
    </style:style>
    <style:style style:name="P30" style:family="paragraph" style:parent-style-name="Standard">
      <style:paragraph-properties fo:text-align="justify" style:justify-single-word="false"/>
      <style:text-properties fo:language="fr" fo:country="FR" officeooo:rsid="006e0c68" officeooo:paragraph-rsid="0074404e"/>
    </style:style>
    <style:style style:name="P31" style:family="paragraph" style:parent-style-name="Standard">
      <style:paragraph-properties fo:text-align="justify" style:justify-single-word="false"/>
      <style:text-properties fo:language="fr" fo:country="FR" officeooo:rsid="007ea4d0" officeooo:paragraph-rsid="007ea4d0"/>
    </style:style>
    <style:style style:name="P32" style:family="paragraph" style:parent-style-name="Standard">
      <style:paragraph-properties fo:text-align="justify" style:justify-single-word="false"/>
      <style:text-properties fo:language="fr" fo:country="FR" officeooo:rsid="00460158" officeooo:paragraph-rsid="00630307"/>
    </style:style>
    <style:style style:name="P33" style:family="paragraph" style:parent-style-name="Standard">
      <style:paragraph-properties fo:text-align="start" style:justify-single-word="false"/>
      <style:text-properties fo:language="fr" fo:country="FR" officeooo:rsid="008513ce" officeooo:paragraph-rsid="008513ce"/>
    </style:style>
    <style:style style:name="P34" style:family="paragraph" style:parent-style-name="Standard">
      <style:paragraph-properties fo:text-align="start" style:justify-single-word="false"/>
      <style:text-properties fo:language="fr" fo:country="FR" style:text-underline-style="none" fo:font-weight="normal" officeooo:rsid="00075424" officeooo:paragraph-rsid="00075424" style:font-weight-asian="normal" style:font-weight-complex="normal"/>
    </style:style>
    <style:style style:name="P35" style:family="paragraph" style:parent-style-name="Standard">
      <style:paragraph-properties fo:text-align="justify" style:justify-single-word="false"/>
      <style:text-properties fo:language="fr" fo:country="FR" style:text-underline-style="none" fo:font-weight="normal" officeooo:rsid="00baf164" officeooo:paragraph-rsid="00460158" style:font-weight-asian="normal" style:font-weight-complex="normal"/>
    </style:style>
    <style:style style:name="P36" style:family="paragraph" style:parent-style-name="Standard">
      <style:paragraph-properties fo:text-align="justify" style:justify-single-word="false"/>
      <style:text-properties fo:language="fr" fo:country="FR" officeooo:rsid="009ad6ff" officeooo:paragraph-rsid="009ad6ff"/>
    </style:style>
    <style:style style:name="P37" style:family="paragraph" style:parent-style-name="Standard">
      <style:paragraph-properties fo:text-align="justify" style:justify-single-word="false"/>
      <style:text-properties fo:language="fr" fo:country="FR" officeooo:rsid="009c3528" officeooo:paragraph-rsid="009eee02"/>
    </style:style>
    <style:style style:name="P38" style:family="paragraph" style:parent-style-name="Standard">
      <style:paragraph-properties fo:text-align="justify" style:justify-single-word="false"/>
      <style:text-properties fo:language="fr" fo:country="FR" officeooo:rsid="00a01c64" officeooo:paragraph-rsid="009eee02"/>
    </style:style>
    <style:style style:name="P39" style:family="paragraph" style:parent-style-name="Standard">
      <style:paragraph-properties fo:text-align="justify" style:justify-single-word="false"/>
      <style:text-properties fo:language="fr" fo:country="FR" officeooo:rsid="00a01c64" officeooo:paragraph-rsid="00a01c64"/>
    </style:style>
    <style:style style:name="P40" style:family="paragraph" style:parent-style-name="Standard">
      <style:paragraph-properties fo:text-align="justify" style:justify-single-word="false"/>
      <style:text-properties fo:language="fr" fo:country="FR" officeooo:rsid="00a6c202" officeooo:paragraph-rsid="009eee02"/>
    </style:style>
    <style:style style:name="P41" style:family="paragraph" style:parent-style-name="Standard">
      <style:paragraph-properties fo:text-align="justify" style:justify-single-word="false"/>
      <style:text-properties fo:language="fr" fo:country="FR" officeooo:rsid="00a6c202" officeooo:paragraph-rsid="00a6c202"/>
    </style:style>
    <style:style style:name="P42" style:family="paragraph" style:parent-style-name="Standard">
      <style:paragraph-properties fo:text-align="justify" style:justify-single-word="false"/>
      <style:text-properties fo:language="fr" fo:country="FR" officeooo:rsid="00b58bee" officeooo:paragraph-rsid="00b58bee"/>
    </style:style>
    <style:style style:name="P43" style:family="paragraph" style:parent-style-name="Standard">
      <style:paragraph-properties fo:text-align="justify" style:justify-single-word="false"/>
      <style:text-properties fo:language="fr" fo:country="FR" officeooo:rsid="00baf164" officeooo:paragraph-rsid="00c7b2a5"/>
    </style:style>
    <style:style style:name="P44" style:family="paragraph" style:parent-style-name="Standard">
      <style:paragraph-properties fo:text-align="justify" style:justify-single-word="false"/>
      <style:text-properties fo:language="fr" fo:country="FR" officeooo:rsid="00ca0300" officeooo:paragraph-rsid="00ca0300"/>
    </style:style>
    <style:style style:name="P45" style:family="paragraph" style:parent-style-name="Standard">
      <style:paragraph-properties fo:text-align="justify" style:justify-single-word="false"/>
      <style:text-properties fo:language="fr" fo:country="FR" officeooo:rsid="009377dd" officeooo:paragraph-rsid="00aa926d"/>
    </style:style>
    <style:style style:name="P46" style:family="paragraph" style:parent-style-name="Standard">
      <style:paragraph-properties fo:text-align="justify" style:justify-single-word="false"/>
      <style:text-properties fo:language="fr" fo:country="FR" officeooo:rsid="00ac0380" officeooo:paragraph-rsid="0022906d"/>
    </style:style>
    <style:style style:name="P47" style:family="paragraph" style:parent-style-name="Standard">
      <style:paragraph-properties fo:text-align="justify" style:justify-single-word="false"/>
      <style:text-properties fo:language="fr" fo:country="FR" officeooo:rsid="009ddcc1" officeooo:paragraph-rsid="009eee02"/>
    </style:style>
    <style:style style:name="P48" style:family="paragraph" style:parent-style-name="Standard">
      <style:paragraph-properties fo:text-align="justify" style:justify-single-word="false"/>
      <style:text-properties fo:language="fr" fo:country="FR" officeooo:rsid="0069dc70" officeooo:paragraph-rsid="006a8414"/>
    </style:style>
    <style:style style:name="P49" style:family="paragraph" style:parent-style-name="Standard">
      <style:paragraph-properties fo:text-align="start" style:justify-single-word="false"/>
      <style:text-properties officeooo:rsid="00075424" officeooo:paragraph-rsid="00075424"/>
    </style:style>
    <style:style style:name="P50" style:family="paragraph" style:parent-style-name="Table_20_Contents">
      <style:paragraph-properties fo:text-align="start" style:justify-single-word="false"/>
      <style:text-properties fo:language="fr" fo:country="FR" fo:font-weight="bold" officeooo:rsid="00075424" officeooo:paragraph-rsid="001a6b28"/>
    </style:style>
    <style:style style:name="P51" style:family="paragraph" style:parent-style-name="Table_20_Contents">
      <style:paragraph-properties fo:text-align="start" style:justify-single-word="false"/>
      <style:text-properties fo:language="fr" fo:country="FR" fo:font-weight="bold" officeooo:paragraph-rsid="005a887b"/>
    </style:style>
    <style:style style:name="P52" style:family="paragraph" style:parent-style-name="Table_20_Contents">
      <style:paragraph-properties fo:text-align="start" style:justify-single-word="false"/>
      <style:text-properties fo:language="fr" fo:country="FR" fo:font-weight="bold" officeooo:paragraph-rsid="00b72f83"/>
    </style:style>
    <style:style style:name="P53" style:family="paragraph" style:parent-style-name="Table_20_Contents">
      <style:paragraph-properties fo:text-align="start" style:justify-single-word="false"/>
      <style:text-properties fo:language="fr" fo:country="FR" fo:font-weight="bold" officeooo:rsid="007affe2" officeooo:paragraph-rsid="007affe2"/>
    </style:style>
    <style:style style:name="P54" style:family="paragraph" style:parent-style-name="Table_20_Contents">
      <style:paragraph-properties fo:text-align="start" style:justify-single-word="false"/>
      <style:text-properties fo:language="fr" fo:country="FR" fo:font-weight="normal" officeooo:rsid="00075424" officeooo:paragraph-rsid="001a6b28" style:font-weight-asian="normal" style:font-weight-complex="normal"/>
    </style:style>
    <style:style style:name="P55" style:family="paragraph" style:parent-style-name="Table_20_Contents">
      <style:paragraph-properties fo:text-align="start" style:justify-single-word="false"/>
      <style:text-properties fo:language="fr" fo:country="FR" officeooo:paragraph-rsid="00a01c64"/>
    </style:style>
    <style:style style:name="P56" style:family="paragraph" style:parent-style-name="Table_20_Contents">
      <style:paragraph-properties fo:text-align="start" style:justify-single-word="false"/>
      <style:text-properties fo:language="fr" fo:country="FR" officeooo:paragraph-rsid="00a500f8"/>
    </style:style>
    <style:style style:name="P57" style:family="paragraph" style:parent-style-name="Table_20_Contents">
      <style:paragraph-properties fo:text-align="start" style:justify-single-word="false"/>
      <style:text-properties fo:language="fr" fo:country="FR" officeooo:rsid="00282f58" officeooo:paragraph-rsid="001a6b28"/>
    </style:style>
    <style:style style:name="P58" style:family="paragraph" style:parent-style-name="Standard">
      <style:paragraph-properties fo:text-align="justify" style:justify-single-word="false"/>
      <style:text-properties fo:language="fr" fo:country="FR" officeooo:rsid="00baf164" officeooo:paragraph-rsid="00e1d98e"/>
    </style:style>
    <style:style style:name="P59" style:family="paragraph" style:parent-style-name="Standard">
      <style:paragraph-properties fo:text-align="justify" style:justify-single-word="false"/>
      <style:text-properties fo:language="fr" fo:country="FR" officeooo:rsid="00baf164" officeooo:paragraph-rsid="0109d983"/>
    </style:style>
    <style:style style:name="P60" style:family="paragraph" style:parent-style-name="Standard">
      <style:paragraph-properties fo:text-align="justify" style:justify-single-word="false"/>
      <style:text-properties fo:language="fr" fo:country="FR" officeooo:rsid="00baf164" officeooo:paragraph-rsid="0142db74"/>
    </style:style>
    <style:style style:name="P61" style:family="paragraph" style:parent-style-name="Standard">
      <style:paragraph-properties fo:text-align="justify" style:justify-single-word="false"/>
      <style:text-properties fo:language="fr" fo:country="FR" officeooo:rsid="00baf164" officeooo:paragraph-rsid="00e93227"/>
    </style:style>
    <style:style style:name="P62" style:family="paragraph" style:parent-style-name="Standard">
      <style:paragraph-properties fo:text-align="justify" style:justify-single-word="false"/>
      <style:text-properties fo:language="fr" fo:country="FR" officeooo:rsid="00baf164" officeooo:paragraph-rsid="0154429c"/>
    </style:style>
    <style:style style:name="P63" style:family="paragraph" style:parent-style-name="Standard">
      <style:paragraph-properties fo:text-align="justify" style:justify-single-word="false"/>
      <style:text-properties fo:language="fr" fo:country="FR" officeooo:rsid="00baf164" officeooo:paragraph-rsid="015825fe"/>
    </style:style>
    <style:style style:name="P64" style:family="paragraph" style:parent-style-name="Standard">
      <style:paragraph-properties fo:text-align="justify" style:justify-single-word="false"/>
      <style:text-properties fo:language="fr" fo:country="FR" officeooo:rsid="0032e18b" officeooo:paragraph-rsid="00e56a74"/>
    </style:style>
    <style:style style:name="P65" style:family="paragraph" style:parent-style-name="Standard">
      <style:paragraph-properties fo:text-align="justify" style:justify-single-word="false"/>
      <style:text-properties fo:language="fr" fo:country="FR" officeooo:rsid="0032e18b" officeooo:paragraph-rsid="00e742e2"/>
    </style:style>
    <style:style style:name="P66" style:family="paragraph" style:parent-style-name="Standard">
      <style:paragraph-properties fo:text-align="justify" style:justify-single-word="false"/>
      <style:text-properties fo:language="fr" fo:country="FR" officeooo:rsid="0032e18b" officeooo:paragraph-rsid="015825fe"/>
    </style:style>
    <style:style style:name="P67" style:family="paragraph" style:parent-style-name="Standard">
      <style:paragraph-properties fo:text-align="justify" style:justify-single-word="false"/>
      <style:text-properties fo:language="fr" fo:country="FR" officeooo:rsid="00e742e2" officeooo:paragraph-rsid="00e742e2"/>
    </style:style>
    <style:style style:name="P68" style:family="paragraph" style:parent-style-name="Standard">
      <style:paragraph-properties fo:text-align="justify" style:justify-single-word="false"/>
      <style:text-properties fo:language="fr" fo:country="FR" officeooo:rsid="00e800b7" officeooo:paragraph-rsid="00e800b7"/>
    </style:style>
    <style:style style:name="P69" style:family="paragraph" style:parent-style-name="Standard">
      <style:paragraph-properties fo:text-align="justify" style:justify-single-word="false"/>
      <style:text-properties fo:language="fr" fo:country="FR" officeooo:rsid="00e800b7" officeooo:paragraph-rsid="0158f75a"/>
    </style:style>
    <style:style style:name="P70" style:family="paragraph" style:parent-style-name="Standard">
      <style:paragraph-properties fo:text-align="justify" style:justify-single-word="false"/>
      <style:text-properties fo:language="fr" fo:country="FR" officeooo:rsid="00e93227" officeooo:paragraph-rsid="00e93227"/>
    </style:style>
    <style:style style:name="P71" style:family="paragraph" style:parent-style-name="Standard">
      <style:paragraph-properties fo:text-align="justify" style:justify-single-word="false"/>
      <style:text-properties fo:language="fr" fo:country="FR" officeooo:rsid="00e93227" officeooo:paragraph-rsid="0158f75a"/>
    </style:style>
    <style:style style:name="P72" style:family="paragraph" style:parent-style-name="Standard">
      <style:paragraph-properties fo:text-align="justify" style:justify-single-word="false"/>
      <style:text-properties fo:language="fr" fo:country="FR" officeooo:rsid="00304863" officeooo:paragraph-rsid="00eb5895"/>
    </style:style>
    <style:style style:name="P73" style:family="paragraph" style:parent-style-name="Standard">
      <style:paragraph-properties fo:text-align="justify" style:justify-single-word="false"/>
      <style:text-properties fo:language="fr" fo:country="FR" officeooo:rsid="000e4b85" officeooo:paragraph-rsid="007da9cb"/>
    </style:style>
    <style:style style:name="P74" style:family="paragraph" style:parent-style-name="Standard">
      <style:paragraph-properties fo:text-align="justify" style:justify-single-word="false"/>
      <style:text-properties fo:language="fr" fo:country="FR" officeooo:rsid="000e4b85" officeooo:paragraph-rsid="00fb3761"/>
    </style:style>
    <style:style style:name="P75" style:family="paragraph" style:parent-style-name="Standard">
      <style:paragraph-properties fo:text-align="start" style:justify-single-word="false"/>
      <style:text-properties fo:language="fr" fo:country="FR" officeooo:rsid="000e4b85" officeooo:paragraph-rsid="01683b77"/>
    </style:style>
    <style:style style:name="P76" style:family="paragraph" style:parent-style-name="Standard">
      <style:paragraph-properties fo:text-align="justify" style:justify-single-word="false"/>
      <style:text-properties fo:language="fr" fo:country="FR" officeooo:rsid="007da9cb" officeooo:paragraph-rsid="01683b77"/>
    </style:style>
    <style:style style:name="P77" style:family="paragraph" style:parent-style-name="Standard">
      <style:paragraph-properties fo:text-align="justify" style:justify-single-word="false"/>
      <style:text-properties fo:language="fr" fo:country="FR" officeooo:paragraph-rsid="00fb3761"/>
    </style:style>
    <style:style style:name="P78" style:family="paragraph" style:parent-style-name="Standard">
      <style:paragraph-properties fo:text-align="justify" style:justify-single-word="false"/>
      <style:text-properties fo:language="fr" fo:country="FR" officeooo:paragraph-rsid="01683b77"/>
    </style:style>
    <style:style style:name="P79" style:family="paragraph" style:parent-style-name="Standard">
      <style:paragraph-properties fo:text-align="start" style:justify-single-word="false"/>
      <style:text-properties fo:language="fr" fo:country="FR" officeooo:rsid="0079772f" officeooo:paragraph-rsid="00fb3761"/>
    </style:style>
    <style:style style:name="P80" style:family="paragraph" style:parent-style-name="Standard">
      <style:paragraph-properties fo:text-align="start" style:justify-single-word="false"/>
      <style:text-properties fo:language="fr" fo:country="FR" officeooo:rsid="0079772f" officeooo:paragraph-rsid="01683b77"/>
    </style:style>
    <style:style style:name="P81" style:family="paragraph" style:parent-style-name="Standard">
      <style:paragraph-properties fo:text-align="start" style:justify-single-word="false"/>
      <style:text-properties fo:language="fr" fo:country="FR" officeooo:rsid="00075424" officeooo:paragraph-rsid="00fb3761"/>
    </style:style>
    <style:style style:name="P82" style:family="paragraph" style:parent-style-name="Standard">
      <style:paragraph-properties fo:text-align="start" style:justify-single-word="false"/>
      <style:text-properties fo:language="fr" fo:country="FR" officeooo:rsid="00075424" officeooo:paragraph-rsid="01683b77"/>
    </style:style>
    <style:style style:name="P83" style:family="paragraph" style:parent-style-name="Standard">
      <style:paragraph-properties fo:text-align="end" style:justify-single-word="false"/>
      <style:text-properties fo:language="fr" fo:country="FR" officeooo:rsid="00075424" officeooo:paragraph-rsid="0126b0cc"/>
    </style:style>
    <style:style style:name="P84" style:family="paragraph" style:parent-style-name="Standard">
      <style:paragraph-properties fo:text-align="justify" style:justify-single-word="false"/>
      <style:text-properties fo:language="fr" fo:country="FR" fo:font-weight="bold" officeooo:rsid="01527ca7" officeooo:paragraph-rsid="00e93227" style:font-weight-asian="bold" style:font-weight-complex="bold"/>
    </style:style>
    <style:style style:name="P85" style:family="paragraph" style:parent-style-name="Standard">
      <style:paragraph-properties fo:text-align="justify" style:justify-single-word="false"/>
      <style:text-properties fo:language="fr" fo:country="FR" officeooo:rsid="0083e67d" officeooo:paragraph-rsid="00cd4fe1" fo:background-color="#ffff00"/>
    </style:style>
    <style:style style:name="P86" style:family="paragraph" style:parent-style-name="Standard">
      <style:paragraph-properties fo:text-align="justify" style:justify-single-word="false"/>
      <style:text-properties fo:language="fr" fo:country="FR" officeooo:rsid="0083e67d" officeooo:paragraph-rsid="0109d983" fo:background-color="#ffff00"/>
    </style:style>
    <style:style style:name="P87" style:family="paragraph" style:parent-style-name="Standard">
      <style:paragraph-properties fo:text-align="justify" style:justify-single-word="false"/>
      <style:text-properties fo:language="fr" fo:country="FR" officeooo:rsid="008257c8" officeooo:paragraph-rsid="0109d983" fo:background-color="#ffff00"/>
    </style:style>
    <style:style style:name="P88" style:family="paragraph" style:parent-style-name="Standard">
      <style:paragraph-properties fo:text-align="justify" style:justify-single-word="false"/>
      <style:text-properties fo:language="fr" fo:country="FR" officeooo:rsid="010a56f4" officeooo:paragraph-rsid="010a56f4"/>
    </style:style>
    <style:style style:name="P89" style:family="paragraph" style:parent-style-name="Standard">
      <style:paragraph-properties fo:text-align="justify" style:justify-single-word="false"/>
      <style:text-properties fo:language="fr" fo:country="FR" officeooo:rsid="010a56f4" officeooo:paragraph-rsid="011ef6c0"/>
    </style:style>
    <style:style style:name="P90" style:family="paragraph" style:parent-style-name="Standard">
      <style:paragraph-properties fo:text-align="justify" style:justify-single-word="false"/>
      <style:text-properties fo:language="fr" fo:country="FR" officeooo:rsid="0113a298" officeooo:paragraph-rsid="0113a298"/>
    </style:style>
    <style:style style:name="P91" style:family="paragraph" style:parent-style-name="Standard">
      <style:paragraph-properties fo:text-align="justify" style:justify-single-word="false"/>
      <style:text-properties fo:language="fr" fo:country="FR" officeooo:rsid="0113a298" officeooo:paragraph-rsid="012994d6"/>
    </style:style>
    <style:style style:name="P92" style:family="paragraph" style:parent-style-name="Standard">
      <style:paragraph-properties fo:text-align="justify" style:justify-single-word="false"/>
      <style:text-properties fo:language="fr" fo:country="FR" officeooo:rsid="011d3de7" officeooo:paragraph-rsid="010e78f4"/>
    </style:style>
    <style:style style:name="P93" style:family="paragraph" style:parent-style-name="Standard">
      <style:paragraph-properties fo:text-align="justify" style:justify-single-word="false"/>
      <style:text-properties fo:language="fr" fo:country="FR" officeooo:rsid="011d3de7" officeooo:paragraph-rsid="011d3de7"/>
    </style:style>
    <style:style style:name="P94" style:family="paragraph" style:parent-style-name="Standard">
      <style:paragraph-properties fo:text-align="justify" style:justify-single-word="false"/>
      <style:text-properties fo:language="fr" fo:country="FR" officeooo:rsid="014d262d" officeooo:paragraph-rsid="014d262d"/>
    </style:style>
    <style:style style:name="P95" style:family="paragraph" style:parent-style-name="Standard">
      <style:paragraph-properties fo:text-align="justify" style:justify-single-word="false"/>
      <style:text-properties fo:language="fr" fo:country="FR" officeooo:rsid="01683b77" officeooo:paragraph-rsid="01683b77"/>
    </style:style>
    <style:style style:name="P96" style:family="paragraph" style:parent-style-name="Standard">
      <style:paragraph-properties fo:text-align="justify" style:justify-single-word="false"/>
      <style:text-properties officeooo:paragraph-rsid="015d62e0"/>
    </style:style>
    <style:style style:name="T1" style:family="text">
      <style:text-properties officeooo:rsid="0008be6a"/>
    </style:style>
    <style:style style:name="T2" style:family="text">
      <style:text-properties fo:language="fr" fo:country="FR"/>
    </style:style>
    <style:style style:name="T3" style:family="text">
      <style:text-properties fo:language="fr" fo:country="FR" officeooo:rsid="00ff5ec0"/>
    </style:style>
    <style:style style:name="T4" style:family="text">
      <style:text-properties fo:language="fr" fo:country="FR" officeooo:rsid="0109d6d1"/>
    </style:style>
    <style:style style:name="T5" style:family="text">
      <style:text-properties fo:language="fr" fo:country="FR" officeooo:rsid="015f44d5"/>
    </style:style>
    <style:style style:name="T6" style:family="text">
      <style:text-properties officeooo:rsid="0015e8bf"/>
    </style:style>
    <style:style style:name="T7" style:family="text">
      <style:text-properties officeooo:rsid="001c69da"/>
    </style:style>
    <style:style style:name="T8" style:family="text">
      <style:text-properties officeooo:rsid="001d5952"/>
    </style:style>
    <style:style style:name="T9" style:family="text">
      <style:text-properties officeooo:rsid="001f5ab7"/>
    </style:style>
    <style:style style:name="T10" style:family="text">
      <style:text-properties officeooo:rsid="0022906d"/>
    </style:style>
    <style:style style:name="T11" style:family="text">
      <style:text-properties officeooo:rsid="00282f58"/>
    </style:style>
    <style:style style:name="T12" style:family="text">
      <style:text-properties officeooo:rsid="0033103c"/>
    </style:style>
    <style:style style:name="T13" style:family="text">
      <style:text-properties officeooo:rsid="0037c9dd"/>
    </style:style>
    <style:style style:name="T14" style:family="text">
      <style:text-properties officeooo:rsid="003fb852"/>
    </style:style>
    <style:style style:name="T15" style:family="text">
      <style:text-properties officeooo:rsid="00432206"/>
    </style:style>
    <style:style style:name="T16" style:family="text">
      <style:text-properties officeooo:rsid="00495bd4"/>
    </style:style>
    <style:style style:name="T17" style:family="text">
      <style:text-properties officeooo:rsid="004bf475"/>
    </style:style>
    <style:style style:name="T18" style:family="text">
      <style:text-properties officeooo:rsid="004dfde7"/>
    </style:style>
    <style:style style:name="T19" style:family="text">
      <style:text-properties officeooo:rsid="004f17ef"/>
    </style:style>
    <style:style style:name="T20" style:family="text">
      <style:text-properties officeooo:rsid="00630307"/>
    </style:style>
    <style:style style:name="T21" style:family="text">
      <style:text-properties officeooo:rsid="0064f511"/>
    </style:style>
    <style:style style:name="T22" style:family="text">
      <style:text-properties officeooo:rsid="006643a3"/>
    </style:style>
    <style:style style:name="T23" style:family="text">
      <style:text-properties officeooo:rsid="006b2056"/>
    </style:style>
    <style:style style:name="T24" style:family="text">
      <style:text-properties officeooo:rsid="006e0c68"/>
    </style:style>
    <style:style style:name="T25" style:family="text">
      <style:text-properties officeooo:rsid="00709a86"/>
    </style:style>
    <style:style style:name="T26" style:family="text">
      <style:text-properties officeooo:rsid="0074404e"/>
    </style:style>
    <style:style style:name="T27" style:family="text">
      <style:text-properties officeooo:rsid="0079772f"/>
    </style:style>
    <style:style style:name="T28" style:family="text">
      <style:text-properties officeooo:rsid="007ea4d0"/>
    </style:style>
    <style:style style:name="T29" style:family="text">
      <style:text-properties officeooo:rsid="0080fa16"/>
    </style:style>
    <style:style style:name="T30" style:family="text">
      <style:text-properties officeooo:rsid="0087b878"/>
    </style:style>
    <style:style style:name="T31" style:family="text">
      <style:text-properties officeooo:rsid="0088789e"/>
    </style:style>
    <style:style style:name="T32" style:family="text">
      <style:text-properties officeooo:rsid="008b3c4c"/>
    </style:style>
    <style:style style:name="T33" style:family="text">
      <style:text-properties officeooo:rsid="008c15a4"/>
    </style:style>
    <style:style style:name="T34" style:family="text">
      <style:text-properties officeooo:rsid="008db567"/>
    </style:style>
    <style:style style:name="T35" style:family="text">
      <style:text-properties officeooo:rsid="008ffab7"/>
    </style:style>
    <style:style style:name="T36" style:family="text">
      <style:text-properties officeooo:rsid="0026ada0"/>
    </style:style>
    <style:style style:name="T37" style:family="text">
      <style:text-properties officeooo:rsid="009ddcc1"/>
    </style:style>
    <style:style style:name="T38" style:family="text">
      <style:text-properties fo:color="#800000" officeooo:rsid="00a01c64"/>
    </style:style>
    <style:style style:name="T39" style:family="text">
      <style:text-properties fo:color="#800000" officeooo:rsid="00a2aa95"/>
    </style:style>
    <style:style style:name="T40" style:family="text">
      <style:text-properties fo:color="#800000" officeooo:rsid="00a500f8"/>
    </style:style>
    <style:style style:name="T41" style:family="text">
      <style:text-properties fo:color="#800000" officeooo:rsid="011abc4c"/>
    </style:style>
    <style:style style:name="T42" style:family="text">
      <style:text-properties officeooo:rsid="00a70c77"/>
    </style:style>
    <style:style style:name="T43" style:family="text">
      <style:text-properties officeooo:rsid="00aa1c10"/>
    </style:style>
    <style:style style:name="T44" style:family="text">
      <style:text-properties officeooo:rsid="00aa926d"/>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bc8b68" style:font-weight-asian="normal" style:font-weight-complex="normal"/>
    </style:style>
    <style:style style:name="T47" style:family="text">
      <style:text-properties style:text-underline-style="none" fo:font-weight="normal" officeooo:rsid="01561f2c" style:font-weight-asian="normal" style:font-weight-complex="normal"/>
    </style:style>
    <style:style style:name="T48" style:family="text">
      <style:text-properties officeooo:rsid="00c4b5e0"/>
    </style:style>
    <style:style style:name="T49" style:family="text">
      <style:text-properties officeooo:rsid="00cbb84c"/>
    </style:style>
    <style:style style:name="T50" style:family="text">
      <style:text-properties officeooo:rsid="0083e67d"/>
    </style:style>
    <style:style style:name="T51" style:family="text">
      <style:text-properties officeooo:rsid="00cff6a7"/>
    </style:style>
    <style:style style:name="T52" style:family="text">
      <style:text-properties officeooo:rsid="00d0b22a"/>
    </style:style>
    <style:style style:name="T53" style:family="text">
      <style:text-properties officeooo:rsid="00de4d44"/>
    </style:style>
    <style:style style:name="T54" style:family="text">
      <style:text-properties officeooo:rsid="00e56a74"/>
    </style:style>
    <style:style style:name="T55" style:family="text">
      <style:text-properties officeooo:rsid="00e742e2"/>
    </style:style>
    <style:style style:name="T56" style:family="text">
      <style:text-properties officeooo:rsid="00f704f3"/>
    </style:style>
    <style:style style:name="T57" style:family="text">
      <style:text-properties officeooo:rsid="010a8eaa"/>
    </style:style>
    <style:style style:name="T58" style:family="text">
      <style:text-properties officeooo:rsid="011494ad"/>
    </style:style>
    <style:style style:name="T59" style:family="text">
      <style:text-properties officeooo:rsid="0115dc64"/>
    </style:style>
    <style:style style:name="T60" style:family="text">
      <style:text-properties officeooo:rsid="01166fd1"/>
    </style:style>
    <style:style style:name="T61" style:family="text">
      <style:text-properties officeooo:rsid="011d46c9"/>
    </style:style>
    <style:style style:name="T62" style:family="text">
      <style:text-properties officeooo:rsid="0121615c"/>
    </style:style>
    <style:style style:name="T63" style:family="text">
      <style:text-properties officeooo:rsid="012d9941"/>
    </style:style>
    <style:style style:name="T64" style:family="text">
      <style:text-properties officeooo:rsid="012ed304"/>
    </style:style>
    <style:style style:name="T65" style:family="text">
      <style:text-properties officeooo:rsid="01309110"/>
    </style:style>
    <style:style style:name="T66" style:family="text">
      <style:text-properties officeooo:rsid="013279ec"/>
    </style:style>
    <style:style style:name="T67" style:family="text">
      <style:text-properties officeooo:rsid="0135a9c3"/>
    </style:style>
    <style:style style:name="T68" style:family="text">
      <style:text-properties officeooo:rsid="01371513"/>
    </style:style>
    <style:style style:name="T69" style:family="text">
      <style:text-properties officeooo:rsid="0142db74"/>
    </style:style>
    <style:style style:name="T70" style:family="text">
      <style:text-properties officeooo:rsid="01472dd2"/>
    </style:style>
    <style:style style:name="T71" style:family="text">
      <style:text-properties officeooo:rsid="0154429c"/>
    </style:style>
    <style:style style:name="T72" style:family="text">
      <style:text-properties officeooo:rsid="015a9551"/>
    </style:style>
    <style:style style:name="T73" style:family="text">
      <style:text-properties officeooo:rsid="0161753c"/>
    </style:style>
    <style:style style:name="T74" style:family="text">
      <style:text-properties officeooo:rsid="016525fa"/>
    </style:style>
    <style:style style:name="T75" style:family="text">
      <style:text-properties officeooo:rsid="016546a7"/>
    </style:style>
    <style:style style:name="T76" style:family="text">
      <style:text-properties officeooo:rsid="01666b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Juillet 2019</text:p>
      <text:p text:style-name="P33">Dr Maximilien Naveau</text:p>
      <text:p text:style-name="P1">Friedrichstrasse 16, 72072,</text:p>
      <text:p text:style-name="P1">Tübingen, Allemagne</text:p>
      <text:p text:style-name="P1">Phone: +33 (0)6 48 36 37 42</text:p>
      <text:p text:style-name="P49"><text:span text:style-name="T2">Email: </text:span><text:a xlink:type="simple" xlink:href="mailto:maximilien.naveau@gmail.com" text:style-name="Internet_20_link" text:visited-style-name="Visited_20_Internet_20_Link"><text:span text:style-name="T2">maximilien.naveau@gmail.com</text:span></text:a></text:p>
      <text:p text:style-name="P83"/>
      <text:p text:style-name="P83">7, avenue du Colonel Roche</text:p>
      <text:p text:style-name="P83">BP 54200, 31031</text:p>
      <text:p text:style-name="P83">Toulouse cedex 4, France</text:p>
      <text:p text:style-name="P1"><text:span text:style-name="T1">A l’attention de: </text:span>Mesdames, Messieurs, les membres du jury,</text:p>
      <text:p text:style-name="P1"/>
      <text:p text:style-name="P34">Objet: candidature <text:span text:style-name="T1">pour le concours externe d’ingénieur de recherche, suite à l’annonce numéro 40.</text:span></text:p>
      <text:p text:style-name="P1"/>
      <text:p text:style-name="P3">Je suis actuellement Post-Doc<text:span text:style-name="T43">torant</text:span> dans le group<text:span text:style-name="T7">e</text:span> "Machines in Motion" au sein d<text:span text:style-name="T29">e l’institut Max-Planck</text:span> "<text:span text:style-name="T8">Max-Planck-Institute für Intelligente Systeme</text:span>". Je <text:span text:style-name="T8">m’adresse</text:span> <text:span text:style-name="T8">à</text:span> vous pour candidater au poste d’ing<text:span text:style-name="T8">é</text:span>nieur <text:span text:style-name="T51">de re</text:span>che<text:span text:style-name="T8">r</text:span>ch<text:span text:style-name="T51">e</text:span> au sein du <text:span text:style-name="T6">Laboratoire d'analyse et d'architecture des systèmes (LAAS).</text:span></text:p>
      <text:p text:style-name="P4"/>
      <text:p text:style-name="P6">Je suis extrêmement intéressé pour venir travailler au LAAS pour plusieurs raisons. <text:span text:style-name="T63">D’abord parce</text:span> que <text:span text:style-name="T9">le LAAS est un laboratoire compétitif au niveau mondial, en particulier </text:span>l’<text:span text:style-name="T9">équipe Gepetto est l’une des meilleurs équipes de chercheurs en robotique humanoïde. Elle possède le savoir-faire et les compétences nécessaires pour contrôler efficacement un robot humanoïde, en témoignent leurs nombreuses publications scientifiques et vidéo associées. J’aimerais faire partie de cet environnement dynamique au sein duquel la recherche sur la robotique humanoïde se développe.</text:span></text:p>
      <text:p text:style-name="P8"/>
      <text:p text:style-name="P7"><text:span text:style-name="T64">Ensuite</text:span> j’ai pu constater pendant ma thèse au LAAS et pendant mon post-doctorat au <text:span text:style-name="T65">sein de l’institut</text:span> Max-Planck Institut que la robotique nécessite un effort permanent d’ingénierie afin de maintenir les systèmes en bon état de marche et d<text:span text:style-name="T52">e se doter des</text:span> bons outils pour résoudre <text:span text:style-name="T44">à la fois</text:span> les problèmes techniques <text:span text:style-name="T44">et</text:span> de recherche. Je souhaite pouvoir fournir ce <text:span text:style-name="T67">support </text:span>qui permettra aux chercheurs <text:span text:style-name="T10">en robotique</text:span> de se concentrer sur <text:span text:style-name="T10">leurs travaux</text:span>.</text:p>
      <text:p text:style-name="P16"/>
      <text:p text:style-name="P45">De plus le LAAS-CNRS possède le robot Thalos, fabriqué et maintenu par PAL-Robotique situé à Barcelone. L’étroite collaboration entre la compagnie et le laboratoire permet une synergie qui facilite la mise en place d’expérience sur le robot. C’est une des raisons qui me motive à venir travailler au LAAS-CNRS.</text:p>
      <text:p text:style-name="P16"/>
      <text:p text:style-name="P46"><text:span text:style-name="T66">Enfin, j</text:span>’ai pris plaisir à la conception et l’implémentation d’outils pérennes pour les laboratoires durant ma thèse au sein de l’équipe Gepetto et mon post-doctorat au sein de l’institut Max-Planck. Et je souhaite <text:span text:style-name="T68">par ailleurs</text:span> dédier ma connaissance et mon savoir-faire à un institut publique. Je pense que m’intégrer dans l’équipe IDEA au LAAS correspond parfaitement à cet objectif. </text:p>
      <text:p text:style-name="P15"/>
      <text:p text:style-name="P44">Pour éviter des informations redondantes <text:span text:style-name="T53">veuillez vous référez à</text:span> mon CV <text:span text:style-name="T53">pour les références et <text:s/>citations</text:span>.</text:p>
      <text:p text:style-name="P15"/>
      <text:p text:style-name="P62">Pendant ma thèse j’ai construi<text:span text:style-name="T71">t </text:span>mon expertise scien<text:span text:style-name="T49">tifique</text:span> sur le contrôle des robots humanoïdes <text:span text:style-name="T45">[1] </text:span><text:span text:style-name="T47">et </text:span><text:span text:style-name="T69">réalisé plusieurs intégrations logicielles sur le robot HRP-2 que je vais présenter dans les paragraphes suivants.</text:span></text:p>
      <text:p text:style-name="P60"/>
      <text:p text:style-name="P63">J’ai <text:span text:style-name="T48">commencé par implémenter un filtre dynamique [10] qui permet d’augmenter considérablement les performances d’un algorithme de marche sur sol plat. J’ai poursuivi mes recherches dans cette direction en développant un algorithme de marche sur sol plat [4] basé sur des techniques </text:span><text:soft-page-break/><text:span text:style-name="T48">d’optimisation non-linéaire en collaboration avec M. Kudruss. Une intégration complète fut réalisée, avec le logiciel ROS, permet à un opérateur de contrôler en ligne le robot HRP-2 grâce à une manette. Cette application fut présentée avec succès au public lors des journées portes ouvertes et aux différents visiteurs du LAAS de très nombreuses fois. La vidéo de l’expérience sur le robot est disponible ici : "</text:span><text:a xlink:type="simple" xlink:href="https://www.youtube.com/watch?v=uydWV2Qz6hE" text:style-name="Internet_20_link" text:visited-style-name="Visited_20_Internet_20_Link"><text:span text:style-name="T48">https://www.youtube.com/watch?v=uydWV2Qz6hE</text:span></text:a><text:span text:style-name="T48">".</text:span></text:p>
      <text:p text:style-name="P64"/>
      <text:p text:style-name="P66">Dans la <text:span text:style-name="T32">continuité</text:span> de <text:span text:style-name="T33">ce</text:span> travail, j’ai collaboré avec A. Mukosvkiy <text:span text:style-name="T12">et C. Vassallo</text:span> afin d’utiliser des primitives de mouvements extraites de mouvement humain <text:span text:style-name="T54">comme trajectoire de référence pour le robot HRP-2 [3]</text:span>. <text:span text:style-name="T55">La video de l’expérience est disponible ici : "</text:span><text:a xlink:type="simple" xlink:href="https://www.youtube.com/watch?v=3LT_QEiZzSo" text:style-name="Internet_20_link" text:visited-style-name="Visited_20_Internet_20_Link"><text:span text:style-name="T55">https://www.youtube.com/watch?v=3LT_QeiZzSo</text:span></text:a><text:span text:style-name="T55">".</text:span></text:p>
      <text:p text:style-name="P65"/>
      <text:p text:style-name="P67">J’ai aussi collaboré avec M. Karlinski afin d’évaluer l’effet de la loi de la puissance 2/3 extraite des comportements humains sur le robot HRP-2 [7].</text:p>
      <text:p text:style-name="P67"/>
      <text:p text:style-name="P69">Une autre intégration logicielle complète fut réalisé<text:span text:style-name="T70">e</text:span> avec ROS pour permettre au robot HRP-2 de manipuler un tuyau de pompier <text:span text:style-name="T56">[6]</text:span>. <text:span text:style-name="T55">La video de l’expérience est disponible ici : "</text:span><text:a xlink:type="simple" xlink:href="https://www.youtube.com/watch?v=K33d2VTHTTA" text:style-name="Internet_20_link" text:visited-style-name="Visited_20_Internet_20_Link">https://www.youtube.com/watch?v=K33d2VTHTTA</text:a><text:span text:style-name="T48">".</text:span></text:p>
      <text:p text:style-name="P68"/>
      <text:p text:style-name="P71">J’ai aussi exploré des algorithmes de locomotion multi-contacts en collaboration avec M. Kudruss et J. Carpentier. Le robot HRP-2 est maintenant capable de monter des escaliers en s’aidant d’une rambarde <text:span text:style-name="T56">[8], [9]</text:span>. <text:span text:style-name="T55">La video de l’expérience est disponible ici : "</text:span><text:a xlink:type="simple" xlink:href="https://www.youtube.com/watch?v=YjL-DBQgXwk&amp;t=7s" text:style-name="Internet_20_link" text:visited-style-name="Visited_20_Internet_20_Link">https://www.youtube.com/watch?v=YjL-DBQgXwk&amp;t=7s</text:a><text:span text:style-name="T48">".</text:span></text:p>
      <text:p text:style-name="P70"/>
      <text:p text:style-name="P94">Toutes ces expériences m’ont permis d’acquérir de solides compétences en programmation, optimisation mathématique, contrôle des robots humanoïdes et simulation dynamiques. <text:span text:style-name="T72">De plus mes nombreuses collaborations m’ont permis de développer mon sens du relationnel et du travail en équipe.</text:span></text:p>
      <text:p text:style-name="P61"/>
      <text:p text:style-name="P84">En cours d ‘écriture</text:p>
      <text:p text:style-name="P84"/>
      <text:p text:style-name="P61"/>
      <text:p text:style-name="P96"><text:span text:style-name="T3">Pendant </text:span><text:span text:style-name="T4">le début</text:span><text:span text:style-name="T3"> </text:span><text:span text:style-name="T4">de mon</text:span><text:span text:style-name="T3"> post-doctorat j’ai constaté que les travaux d’ingénieries me convenait mieux que les travaux de recherche. </text:span><text:span text:style-name="T4">Et quand je suis arrivé à l’institut Max-Planck, l’architecture de contrôle utilisée était SL. Ce logiciel manquait de flexibilité et les chercheurs avaient pour projet de l’améliorer.</text:span><text:span text:style-name="T2"> La prise en main était difficile et la maintenance des codes utilisés par les robots n’était pas systématique, et délicate à mettre en place. </text:span><text:span text:style-name="T4">J’ai </text:span><text:span text:style-name="T5">été mis</text:span><text:span text:style-name="T4"> en charge </text:span><text:span text:style-name="T5">de</text:span><text:span text:style-name="T4"> ce projet et ai donc déjà <text:s/>deux ans d’expérience dans le métier d’ingénieur de recherche.</text:span></text:p>
      <text:p text:style-name="P59"/>
      <text:p text:style-name="P89"><text:span text:style-name="T73">Ainsi d</text:span>urant ces deux ans, j’ai mis en place une nouvelle architecture de contrôle inspirée de celle utilisée par l’équipe Gepetto au LAAS-CNRS <text:span text:style-name="T57">en</text:span> simplifi<text:span text:style-name="T57">ant</text:span> au maximum <text:span text:style-name="T23">le code afin de permettre à un utilisateur d’utiliser sont robot rapidement. J’ai opté pour le patch "preempt-rt" de l’OS Ubuntu afin de satisfaire les contraintes temps réel de nos applications. Et j’ai choisi le module "Catkin" pour le déploiement des applications. Les codes au coeur de la nouvelle architecture de contrôle sont open-sources (</text:span><text:a xlink:type="simple" xlink:href="https://github.com/machines-in-motion/" text:style-name="Internet_20_link" text:visited-style-name="Visited_20_Internet_20_Link"><text:span text:style-name="T23">https://github.com/machines-in-motion/</text:span></text:a><text:span text:style-name="T23">), documentés et avec une intégration continue.</text:span></text:p>
      <text:p text:style-name="P88"/>
      <text:p text:style-name="P93">Le "dynamic-graph" développé par l’équipe Gepetto est utilis<text:span text:style-name="T62">é</text:span> en tant que contrôleur. Il permet de créer des modules temps réel C++ avec une interface utilisateur Python. <text:span text:style-name="T61">L’utilisateur peut alors brancher ces modules ensembles pour définir un contrôle particulier. Les chercheurs de l’institut Max-Planck ont donc maintenant accès à un système où le développement et le déploiement sont efficace, par exemple un interne a pu implémenter un contrôle en impédance en temps réel sur le robot en seulement quelques semaines.</text:span></text:p>
      <text:p text:style-name="P92"><text:soft-page-break/></text:p>
      <text:p text:style-name="P91"><text:span text:style-name="T76">Je pense qu’il est important de faciliter la collaboration entre les laboratoires de recherche, c’est pour cette raison que la nouvelles architecture </text:span>est compatible avec celle du LAAS. <text:span text:style-name="T74">L</text:span>es chercheurs peuvent <text:span text:style-name="T75">donc utiliser de façon transparente les</text:span> code<text:span text:style-name="T58">s</text:span> open-source<text:span text:style-name="T59">s</text:span> développé<text:span text:style-name="T60">s dans les deux laboratoires</text:span>.</text:p>
      <text:p text:style-name="P91"/>
      <text:p text:style-name="P95">Ce travail d’ingénieur de recherche que j’ai effectué pendant deux ans m’a convaincu de mon future professionnel. J’ai pu utiliser mes connaissances scientifiques acquises en tant que doctorant en robotique, faire du développement logiciel intensif et de haut niveau, côtoyer l’état de l’art scientifique au quotidien, et participer à des efforts de recherches scientifiques publiques ce qui correspond à ma vocation et au poste que vous proposez.</text:p>
      <text:p text:style-name="P95"/>
      <text:p text:style-name="P76">Grâce à mes diverses expériences avec différents robots et équipes de recherches je pense pouvoir fournir un support non-négligeable à l’équipe Gepetto responsable de la recherche sur les robots humanoïdes mais aussi à l’équipe IDEA pour la gestion de l’intégration continue des codes clés du laboratoire du LAAS <text:span text:style-name="T28">et enfin mettre à profit mes compétence scientifique qui me permettrons de mieux communiquer avec les différentes équipes présentes au LAAS.</text:span></text:p>
      <text:p text:style-name="P78"/>
      <text:p text:style-name="P80">Veuillez agréer, Mesdames, Messieurs, les membres du jury, l'expression de mes meilleurs sentiments.</text:p>
      <text:p text:style-name="P82"/>
      <text:p text:style-name="P75">Maximilien Naveau</text:p>
      <text:p text:style-name="P90"/>
      <text:p text:style-name="P90"/>
      <text:p text:style-name="P59"/>
      <text:p text:style-name="P59"/>
      <text:p text:style-name="P59"/>
      <text:p text:style-name="P58"/>
      <text:p text:style-name="P87">Quelque chose qui n’est dit qu’implicitement, mais qui devrait etre explicite et central : tu viens de faire ce boulot pendant 2 ans. Donc tu as l’experience. De plus, tu peux faire le differentiel entre 1) avant que tu arrives, 2) maintenant. Donc passage de « bouillabesse SL » a « modules dynamiques graphs avec documentation et units tests ».  Dans quelle mesure est ce que la situation est meilleure pour les chercheurs ? Quelle a ete ta plus value ? <text:span text:style-name="T50">Les deploiment sont devenus super simple : e.g. un stagiaire a pu developer des algos de control en impedance en quelques semaines. La classe ou quoi ? Aussi, les chercheurs ont maintenant acces a des outils de programmations pythons qui interfaces des librairies realtime c++ documentee et avec integration en continue. Aussi une bonne idee de lister ces librairies, pour montrer qu’elle colle parfaitement a ce dont le lass a besoin.</text:span></text:p>
      <text:p text:style-name="P87">En tout cas, c’est un super boulot ou tu as pu : utiliser tes connaissances scientifiques niveau doctorant robotiques, <text:span text:style-name="T50">faire du software engineering haut niveau, rester au state of the art scientifique et participer a des efforts de recherches scientifiques publiques et ouvert a tous, ce qui correspond a ta vocation..</text:span></text:p>
      <text:p text:style-name="P86">Tu as déjà travailler au LAAS, tu sais déjà que : tu adores la recherche, les chercheurs, leur robot, d’ailleurs tu as déjà de tres bonnes relations avec PAL. Donc tu veux leur apporter l’experience que tu as déjà eu a Max Planck vers eux. </text:p>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7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43"/>
      <text:p text:style-name="P43"><text:span text:style-name="T48"><text:s/>[</text:span><text:span text:style-name="T46">4</text:span><text:span text:style-name="T48">] utlisant des technique d’optimization non-lineaire</text:span></text:p>
      <text:p text:style-name="P15"/>
      <text:p text:style-name="P37">Mon expérience pendant ma thèse et mon doctorat font de moi un expert en locomotion pour les robots humanoïdes. J’ai commencé mes travaux de recherche <text:span text:style-name="T37">en étudiant et améliorant l’algorithme de marche sur sol plat publié par P.B. Wieber "Walking without thinking" qui constituait l’état de l’art. Cet algorithme prend en entré une vitesse désirée et calcul une trajectoire de référence pour les pieds et le centre de masse du robot. Le robot humanoïde peut dorénavant être considérer comme un simple véhicule holonome.</text:span></text:p>
      <text:p text:style-name="P42">J’ai commencé par implémenter un </text:p>
      <text:p text:style-name="P40"/>
      <text:p text:style-name="P41"><text:span text:style-name="T42">J’ai donc effectué </text:span>intégration logicielle pour le robot humanoïde HRP-2 fut l’implémentation de </text:p>
      <text:p text:style-name="P38"/>
      <text:p text:style-name="P39"/>
      <text:p text:style-name="P37"/>
      <text:p text:style-name="P47">l’utilise pour calculer la position des pas du robot en optimisant successivement leurs orientations et leurs positions ainsi que la trajectoire de son centre de masse. <text:s/>L’optimisation successive de l’orientation puis de la position des pas linéarise le problème.</text:p>
      <text:p text:style-name="P13"/>
      <text:p text:style-name="P19">Mes compétences concernant l’intégration de logiciels pour la robotique et particulièrement pour la robotique humanoïde ont été forgées pendant ma thèse au sein de l’équipe Gepetto. En effet j’ai participer à de nombreux projets concernant le robot HRP-2.</text:p>
      <text:p text:style-name="P36"/>
      <text:p text:style-name="P36"/>
      <text:p text:style-name="P36"/>
      <text:p text:style-name="P36">J’ai commencé par me former sur l’implémentation d’un <text:span text:style-name="T36">algorithme appelé le "filtre dynamique" publiée par K. Nishiwaki en 2009. Cette</text:span></text:p>
      <text:p text:style-name="P14"/>
      <text:p text:style-name="P19">Dans un premier temps j’ai implémenté un algorithme appelé le "filtre dynamique" publiée par K. Nishiwaki en 2009. Le principe de la marche sur sol plat pour les robots humanoïdes est basé sur le modèle <text:s/>linéarisé du pendule inverse. Les effets d’inerties des membres du robot étant négligé les suivis des forces exercés sur les pieds et du centre de masse du robot s’en trouvent perturbés. Le principe du filtre est de prédire le comportement corps complet du robot et de corriger les trajectoires calculées avec le modèle simplifié pour prendre en compte les effets d’inerties des corps. Cet algorithme a permis au robot HRP-2 de quadruplé la distance parcouru à chaque pas avec l’algorithme de P.B. Wieber "Walking without thinking".</text:p>
      <text:p text:style-name="P17"/>
      <text:p text:style-name="P21">Dans la <text:span text:style-name="T32">continuité</text:span> de <text:span text:style-name="T33">ce</text:span> travail, j’ai collaboré avec A. Mukosvkiy <text:span text:style-name="T12">et C. Vassallo</text:span> afin d’utiliser des primitives de mouvements extraites de mouvement humain. Ce travail consist<text:span text:style-name="T16">ais</text:span> à utiliser des algorithmes de contrôle optimal, afin de générer les mouvements des jambes, combinés aux primitives de mouvements <text:span text:style-name="T22">générant</text:span> le mouvement du haut du corps. Le filtre dynamique <text:span text:style-name="T16">rend compatible ces deux mouvements dynamiques</text:span>.</text:p>
      <text:p text:style-name="P21"/>
      <text:p text:style-name="P23">J’ai aussi collaboré avec M. Karlinski afin d’évaluer la loi de la puissance <text:span text:style-name="T13">2</text:span>/3 sur le robot HRP-2. <text:span text:style-name="T13">Cette</text:span> loi <text:span text:style-name="T13">définie </text:span>la vitesse de marche <text:span text:style-name="T13">en fonction du</text:span> rayon de courbure de la trajectoire suivie. <text:span text:style-name="T13">Nous avons donc intégrer un algorithme de suivi d’ellipse sur le robot HRP-2. Puis nous avons mesuré la </text:span><text:soft-page-break/><text:span text:style-name="T13">qualité du suivi de cette ellipse en imposant un vitesse constante ou en imposant la loi de puissance 2/3. Les résultats montrent que le la loi de puissance 2/3 facilite le suivi de trajectoires courbes.</text:span></text:p>
      <text:p text:style-name="P18"/>
      <text:p text:style-name="P25">Mes travaux de recherche sur la locomotion des robots humanoïdes m’ont guidé vers l’implémentation de trois algorithmes de <text:span text:style-name="T26">locomotion</text:span> <text:span text:style-name="T34">utilisant</text:span> de technique<text:span text:style-name="T17">s</text:span> d’optimisation<text:span text:style-name="T17">s</text:span> non-linéaire<text:span text:style-name="T17">s</text:span>. Dans un premier temps j’ai collaboré avec M. Kudruss pour améliorer l’algorithme de marche sur sol plat de P.B. Wieber. Cet algorithme <text:span text:style-name="T18">prend en entré une vitesse désirée et l’utilise pour calculer</text:span> <text:span text:style-name="T18">la position des pas du robot</text:span> en optimisant successivement leurs orientations et leurs positions <text:span text:style-name="T18">ainsi que la trajectoire de son centre de masse</text:span>. On peut donc abstraire le robot humanoïde comme un simple véhicule holonome. <text:span text:style-name="T35">L’optimisation successive de l’orientation puis de la position des pas </text:span>linéa<text:span text:style-name="T35">rise</text:span> <text:span text:style-name="T35">le</text:span> problème. <text:span text:style-name="T19">Notre</text:span> approche consiste à <text:span text:style-name="T35">optimiser l’orientation et la position des pas en même temps grâce à un </text:span>solveur non-linéaire. <text:span text:style-name="T11">Une intégration complète fut réalisée utilisant ROS permettant à un opérateur de contrôler en ligne le robot HRP-2 grâce à une manette. Cette application fut présenter avec succès au Public lors des journées portes ouvertes et aux différents visiteur du LAAS de très nombreuses fois.</text:span></text:p>
      <text:p text:style-name="P24"/>
      <text:p text:style-name="P26">En utilisant l’algorithme ci-dessus une expérience fut mis en place où le robot doit prendre un tuyau incendie au sol puis marcher pendant quelque mètre en tirant sur le tuyau. Un contrôle en admittance sur le bras tenant le tuyau nous a permis de <text:span text:style-name="T14">minimiser l’impact de la manipulation du tuyau sur la locomotion. Toute la manipulation est effectuée avec un seul opérateur validant simplement les différentes étapes et est totalement intégrée via ROS.</text:span></text:p>
      <text:p text:style-name="P24"/>
      <text:p text:style-name="P26">Dans un second temps et en collaboration avec M. Kudruss et J. Carpentier nous avons défini un algorithme de locomotion généralisé pour le robot HRP-2. Le principes consiste à calculer la trajectoire du centre de masse du robot ainsi que le profil des forces aux contacts afin générer une locomotion stable. L’utilisation de méthodes d’optimisation avancés telle que la méthode par tir multiple nous a permis de résoudre ce problème non-linéaire.</text:p>
      <text:p text:style-name="P26"/>
      <text:p text:style-name="P72"><text:span text:style-name="T15">T</text:span>out au long du projet européen Koroibot (2013-2016)<text:span text:style-name="T15"> n</text:span>ous avons lancé une campagne de collecte de données afin d’établir un benchmark sur les compétences de locomotion du robot HRP-2. Ce travail fut complété <text:span text:style-name="T15">par un autre doctorant, K. Giraud-Esclasse, qui effectua </text:span>une campagne de mesure <text:span text:style-name="T15">additionnelle au Laboratoire Nationale de Métrologie et d’essais (LNE) à Paris.</text:span></text:p>
      <text:p text:style-name="P20"/>
      <text:p text:style-name="P32">Toutes ces tâches furent réalisés en utilisant l’architecture de contrôle du LAAS. Le code temps réel est écrit en C++ et des "Python binding" forment l’interface utilisateur. Le middleware utilisé est ROS. Pour tester un nouvel algorithme sur le robot nous suivons le processus suivant :</text:p>
      <text:p text:style-name="P27">- L’algorithme doit être implémenter avec les contraintes de temps réel.</text:p>
      <text:p text:style-name="P9">- <text:span text:style-name="T20">Une simulation dynamique du système complet doit être effectuée et validée par les experts du robot.</text:span></text:p>
      <text:p text:style-name="P27">- Si possible une trajectoire est exécutée en boucle ouverte sur le robot pour observer sont comportement. Parfois plusieurs itérations sont nécessaires avant de passer à l’étape suivante.</text:p>
      <text:p text:style-name="P27">- Enfin le système est intégré en boucle fermé.</text:p>
      <text:p text:style-name="P27">Ce processus est nécessaire <text:span text:style-name="T21">pour éviter des dommages sur des</text:span> robot<text:span text:style-name="T21">s</text:span> extrêmement coûteux. </text:p>
      <text:p text:style-name="P12"/>
      <text:p text:style-name="P48">Durant mon post-doctorat à l’institut Max Planck j’ai travaillé sur le robot humanoïde Athena. Mon but étant de rendre le robot opérationnel pour l’équipe et d’expérimenter des algorithmes de locomotion. Le robot Athena est un robot hydraulique qui a la particularité de ne pas avoir de cheville mais des pieds prosthétique ce qui rend les jambes très légères. J’ai conduit la mise en place d’un contrôle articulaire en couple ainsi que la mise en place d’un estimateur fusionnant un système de motion capture ainsi qu’une centrale inertielle. Malheureusement <text:s/>due à des problèmes mécaniques les expériences ont dues être interrompues. La compagnie qui fabrique le robot Sarcos <text:soft-page-break/>est <text:s/>en Amérique ce qui ne rajoute des délais et des coûts supplémentaire dans les réparations du robot. </text:p>
      <text:p text:style-name="P11"/>
      <text:p text:style-name="P28">A l’institut Max-Planck <text:span text:style-name="T23">l’architecture de contrôle utilisée manquait de flexibilité et les chercheurs avait pour projet d’en changer ou de l’améliorer. Nous avons donc décidé de nous inspirer de la même architecture de contrôle que l’équipe Gepetto. Nous avons décidé de simplifier l’ajout d’un nouveau robot au sein de l’architecture. Ma tâche fut d’implémenter et concevoir une nouvelle architecture de contrôle qui permet la communication sécurisé entre les drivers temps réels du robots et la partie contrôle. Ainsi que la mise en place d’une interface utilisateur. Je me suis très fortement inspiré de ce qui avait été fait au LAAS en simplifiant au maximum le code afin de permettre à un utilisateur d’utiliser sont robot rapidement. Nous avons opté pour le patch preempt-rt de l’OS Ubuntu afin de satisfaire les contraintes temps réel de nos application.</text:span></text:p>
      <text:p text:style-name="P28"/>
      <text:p text:style-name="P29">Cette nouvelle architecture fut intégré avec succès sur un petit robot quadrupède <text:span text:style-name="T24">nommé Solo</text:span> conçu à l’institut Max-Planck. J’ai co-encadré un interne pendant 4 mois, son rôle étant d’implémenter un contrôle en impédance sur le robot <text:span text:style-name="T24">et d’expérimenter les résultats d’un planeur multi-contact nouvellement publié par l’équipe. Le robot est maintenant d’exécuter des sauts de 60cm de haut.</text:span></text:p>
      <text:p text:style-name="P29"/>
      <text:p text:style-name="P30">La nouvelle architecture se base sur un petit nombre de <text:span text:style-name="T30">librairie</text:span> C++ fondamenta<text:span text:style-name="T31">les</text:span> <text:span text:style-name="T26">utilisées par plusieurs équipes différentes au sein du laboratoire</text:span>. <text:span text:style-name="T25">Nous avons donc pris soin d’établir une chaîne de tests unitaire qui atteste du bon fonctionnement du code. </text:span>Nous avons <text:span text:style-name="T26">aussi</text:span> mis en place l’intégration continue <text:span text:style-name="T26">de</text:span> ces paquets en utilisant le système mis en place <text:span text:style-name="T27">à l’institut Max Planck </text:span>basé sur le logiciel Bamboo. <text:span text:style-name="T25"><text:s/>Enfin nous avons documenté et ouvert le code sur github (https://github.com/machines-in-motion/) avec la licence "BSD 3-clauses".</text:span></text:p>
      <text:p text:style-name="P10"/>
      <text:p text:style-name="P31">Je suis actuellement en collaboration avec l’équipe Gepetto pour convertir un solveur dédié au contrôle optimal nommé "crocoddyl" de Python vers le C++. Ce projet m’a permis de me familiariser avec les dernières technologies du laboratoire en termes de packaging et des règles de codes utilisé par l’équipe Gepetto.</text:p>
      <text:p text:style-name="P10"/>
      <text:p text:style-name="P7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5"/>
      <text:p text:style-name="P52"/>
      <text:p text:style-name="P51"/>
      <text:p text:style-name="P53">https://profilsdemplois.cnrs.fr/ords/afipprd/PG_PROFIL_PUBLIC_REFERENS.pAfficheProfilPublic?destination=CE2019&amp;hidIdConcours=25470</text:p>
      <text:p text:style-name="P51"/>
      <text:p text:style-name="P51">Activités :</text:p>
      <text:p text:style-name="P55">ACTIVITES PRINCIPALES :<text:line-break/>- Réaliser l'intégration de logiciels pour la robotique, particulièrement pour la robotique humanoïde<text:line-break/><text:line-break/>- Conduire le déploiement des applications<text:line-break/><text:line-break/>- Encadrer les équipes de développement<text:line-break/><text:line-break/>- Animer et gérer les environnements de développements collaboratifs<text:line-break/><text:line-break/>- Mettre à jour les environnements logiciels bas niveau des robots (pilotes et systèmes d'exploitation)</text:p>
      <text:p text:style-name="P55"><text:span text:style-name="T38">-Mis à jour des pilotes et intégration </text:span><text:span text:style-name="T39">sur ROS </text:span><text:span text:style-name="T38">du système de capture de mouvement dans la salle Gérard Bauzil au LAAS-CNRS </text:span><text:span text:style-name="T41">et pour le laboratoire de robotique à l’institut Max-Planck</text:span><text:span text:style-name="T38">.</text:span></text:p>
      <text:p text:style-name="P56"><text:span text:style-name="T38">-Mis à jour des pilotes pour </text:span><text:span text:style-name="T40">la</text:span><text:span text:style-name="T38"> gamme de centrale inertielle </text:span><text:span text:style-name="T40">MicroStrain</text:span><text:span text:style-name="T38"> sur RT_PREEMPT.</text:span><text:line-break/><text:line-break/><text:line-break/><text:line-break/>ACTIVITES ASSOCIEES :<text:line-break/>- Former les utilisateurs des robots<text:line-break/><text:line-break/>- Faire de la vulgarisation auprès du grand public<text:line-break/><text:line-break/>- Assurer de la veille technologique et scientifique sur les architectures de calcul embarqués, et sur les concepts et méthodes autour des logiciels embarquées temps-réel en robotique</text:p>
      <text:p text:style-name="P22"/>
      <text:p text:style-name="P50">Compétences :</text:p>
      <text:p text:style-name="P54">Savoirs généraux, théoriques ou disciplinaires :<text:line-break/>- Bonne connaissance des méthodes de génération de mouvements des robots humanoïdes<text:line-break/>- Connaissance approfondie des techniques de programmation et d'optimisation<text:line-break/>- Connaissance générale des systèmes temps-réel<text:line-break/>- Connaissance générale de bibliothèques de programmes de calcul scientifique (eigen, numpy)<text:line-break/><text:line-break/>Savoir-faire opérationnels:<text:line-break/>- Pratique du développement système sous Linux<text:line-break/>- Pratique du C++ et de Python<text:line-break/>- Pratique des environnements de développement collaboratifs : gitlab, github, systèmes d'intégration continue, gestion de versions, système de packaging<text:line-break/>- Pratique de ROS (ros-control, développement de paquets)<text:line-break/>- Développement/Maintenance de robots<text:line-break/>- Sens du travail en équipe et bonne connaissance des méthodes de conduite de projet<text:line-break/>- Anglais : Niveau B2 selon le référentiel commun européen pour les langues</text:p>
      <text:p text:style-name="P57"/>
      <text:p text:style-name="P57"><text:soft-page-break/></text:p>
      <text:p text:style-name="P57"/>
      <text:p text:style-name="P57"/>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6:40:57.172408722</meta:creation-date>
    <meta:generator>LibreOffice/5.1.6.2$Linux_X86_64 LibreOffice_project/10m0$Build-2</meta:generator>
    <dc:date>2019-07-03T17:15:04.358843206</dc:date>
    <meta:editing-duration>P2DT17H26M12S</meta:editing-duration>
    <meta:editing-cycles>262</meta:editing-cycles>
    <meta:document-statistic meta:table-count="0" meta:image-count="0" meta:object-count="0" meta:page-count="10" meta:paragraph-count="68" meta:word-count="3078" meta:character-count="20234" meta:non-whitespace-character-count="17199"/>
  </office:meta>
</office:document-meta>
</file>